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/>
    <style:font-face style:name="Calibri Light" svg:font-family="'Calibri Light'"/>
    <style:font-face style:name="Calibri Light1" svg:font-family="'Calibri Light'" style:font-family-generic="roman" style:font-pitch="variable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paragraph-rsid="001647f2"/>
    </style:style>
    <style:style style:name="P2" style:family="paragraph" style:parent-style-name="Standard">
      <style:paragraph-properties fo:margin-left="0in" fo:margin-right="0in" fo:margin-top="0.139in" fo:margin-bottom="0in" style:contextual-spacing="false" fo:line-height="90%" fo:text-indent="0in" style:auto-text-indent="false"/>
      <style:text-properties fo:font-size="8pt" officeooo:paragraph-rsid="0014162a" style:font-size-asian="8pt" style:font-size-complex="8pt"/>
    </style:style>
    <style:style style:name="P3" style:family="paragraph" style:parent-style-name="Standard">
      <style:paragraph-properties fo:margin-left="0in" fo:margin-right="0in" fo:line-height="90%" fo:text-indent="0in" style:auto-text-indent="false"/>
    </style:style>
    <style:style style:name="P4" style:family="paragraph" style:parent-style-name="Standard">
      <style:paragraph-properties fo:margin-left="0in" fo:margin-right="0in" fo:margin-top="0.139in" fo:margin-bottom="0in" style:contextual-spacing="false" fo:line-height="90%" fo:text-indent="0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text-properties officeooo:paragraph-rsid="001647f2"/>
    </style:style>
    <style:style style:name="P6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/>
    </style:style>
    <style:style style:name="P7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>
        <style:tab-stops>
          <style:tab-stop style:position="0in"/>
        </style:tab-stops>
      </style:paragraph-properties>
    </style:style>
    <style:style style:name="P8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/>
      <style:text-properties officeooo:paragraph-rsid="0014162a"/>
    </style:style>
    <style:style style:name="P9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 style:writing-mode="lr-tb"/>
      <style:text-properties officeooo:paragraph-rsid="0014abc1"/>
    </style:style>
    <style:style style:name="P10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/>
      <style:text-properties fo:font-size="8pt" style:font-size-asian="8pt" style:font-size-complex="8pt"/>
    </style:style>
    <style:style style:name="P11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 style:writing-mode="lr-tb"/>
      <style:text-properties fo:font-size="8pt" officeooo:paragraph-rsid="0014abc1" style:font-size-asian="8pt" style:font-size-complex="8pt"/>
    </style:style>
    <style:style style:name="P12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8pt" style:font-size-asian="8pt" style:font-size-complex="8pt"/>
    </style:style>
    <style:style style:name="P13" style:family="paragraph" style:parent-style-name="Title_20_and_20_Content_7e_LT_7e_Gliederung_20_1">
      <style:paragraph-properties fo:margin-left="0.5in" fo:margin-right="0in" fo:margin-top="0.0693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8pt" style:font-size-asian="8pt" style:font-size-complex="8pt"/>
    </style:style>
    <style:style style:name="P14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/>
      <style:text-properties fo:font-size="8pt" fo:font-weight="bold" officeooo:rsid="0014162a" officeooo:paragraph-rsid="0014162a" style:font-size-asian="8pt" style:font-weight-asian="bold" style:font-size-complex="8pt" style:font-weight-complex="bold"/>
    </style:style>
    <style:style style:name="P16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 style:writing-mode="lr-tb"/>
      <style:text-properties fo:font-size="8pt" fo:font-style="normal" officeooo:paragraph-rsid="0014162a" style:font-size-asian="8pt" style:font-style-asian="normal" style:font-size-complex="8pt" style:font-style-complex="normal"/>
    </style:style>
    <style:style style:name="P17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Title_20_and_20_Content_7e_LT_7e_Gliederung_20_1">
      <style:paragraph-properties fo:margin-left="0in" fo:margin-right="0in" fo:margin-top="0.139in" fo:margin-bottom="0in" style:contextual-spacing="false" fo:line-height="90%" fo:text-indent="0in" style:auto-text-indent="false"/>
      <style:text-properties fo:font-size="12pt" style:text-underline-style="solid" style:text-underline-width="auto" style:text-underline-color="font-color" officeooo:rsid="0014162a" officeooo:paragraph-rsid="0014162a" style:font-size-asian="12pt" style:font-size-complex="12pt"/>
    </style:style>
    <style:style style:name="P19" style:family="paragraph" style:parent-style-name="Title_20_and_20_Content_7e_LT_7e_Gliederung_20_2">
      <style:paragraph-properties fo:margin-left="0in" fo:margin-right="0in" fo:margin-top="0.0693in" fo:margin-bottom="0in" style:contextual-spacing="false" fo:line-height="90%" fo:text-indent="0in" style:auto-text-indent="false"/>
      <style:text-properties officeooo:paragraph-rsid="0014162a"/>
    </style:style>
    <style:style style:name="P20" style:family="paragraph" style:parent-style-name="Title_20_and_20_Content_7e_LT_7e_Gliederung_20_2">
      <style:paragraph-properties fo:margin-left="0in" fo:margin-right="0in" fo:margin-top="0.0693in" fo:margin-bottom="0in" style:contextual-spacing="false" fo:line-height="90%" fo:text-indent="0in" style:auto-text-indent="false"/>
      <style:text-properties fo:font-size="8pt" style:font-size-asian="8pt" style:font-size-complex="8pt"/>
    </style:style>
    <style:style style:name="P21" style:family="paragraph" style:parent-style-name="Title_20_and_20_Content_7e_LT_7e_Gliederung_20_2">
      <style:paragraph-properties fo:margin-left="0in" fo:margin-right="0in" fo:margin-top="0.0693in" fo:margin-bottom="0in" style:contextual-spacing="false" fo:line-height="90%" fo:text-indent="0in" style:auto-text-indent="false"/>
      <style:text-properties fo:font-size="8pt" officeooo:paragraph-rsid="0014162a" style:font-size-asian="8pt" style:font-size-complex="8pt"/>
    </style:style>
    <style:style style:name="P22" style:family="paragraph" style:parent-style-name="Title_20_and_20_Content_7e_LT_7e_Gliederung_20_2">
      <style:paragraph-properties fo:margin-left="0in" fo:margin-right="0in" fo:margin-top="0.0693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8pt" style:font-size-asian="8pt" style:font-size-complex="8pt"/>
    </style:style>
    <style:style style:name="P23" style:family="paragraph" style:parent-style-name="Title_20_and_20_Content_7e_LT_7e_Titel">
      <style:paragraph-properties fo:margin-left="0in" fo:margin-right="0in" fo:margin-top="0in" fo:margin-bottom="0in" style:contextual-spacing="false" fo:line-height="90%" fo:text-indent="0in" style:auto-text-indent="false">
        <style:tab-stops>
          <style:tab-stop style:position="0in"/>
        </style:tab-stops>
      </style:paragraph-properties>
    </style:style>
    <style:style style:name="P24" style:family="paragraph" style:parent-style-name="Title_20_and_20_Content_7e_LT_7e_Titel">
      <style:paragraph-properties fo:margin-left="0in" fo:margin-right="0in" fo:margin-top="0in" fo:margin-bottom="0in" style:contextual-spacing="false" fo:line-height="90%" fo:text-indent="0in" style:auto-text-indent="false"/>
      <style:text-properties fo:font-size="10pt" fo:font-weight="bold" officeooo:paragraph-rsid="0014162a" style:font-size-asian="10pt" style:font-weight-asian="bold" style:font-size-complex="10pt" style:font-weight-complex="bold"/>
    </style:style>
    <style:style style:name="P25" style:family="paragraph" style:parent-style-name="Title_20_and_20_Content_7e_LT_7e_Titel">
      <style:paragraph-properties fo:margin-left="0in" fo:margin-right="0in" fo:margin-top="0in" fo:margin-bottom="0in" style:contextual-spacing="false" fo:line-height="90%" fo:text-indent="0in" style:auto-text-indent="false">
        <style:tab-stops>
          <style:tab-stop style:position="0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14162a" style:font-weight-asian="bold" style:font-weight-complex="bold"/>
    </style:style>
    <style:style style:name="T4" style:family="text">
      <style:text-properties style:font-name="Calibri" fo:font-weight="bold" officeooo:rsid="0014abc1" style:font-weight-asian="bold" style:font-weight-complex="bold"/>
    </style:style>
    <style:style style:name="T5" style:family="text">
      <style:text-properties style:font-name="Calibri" fo:font-weight="bold" officeooo:rsid="0014162a" style:font-weight-asian="bold"/>
    </style:style>
    <style:style style:name="T6" style:family="text">
      <style:text-properties style:font-name="Calibri" officeooo:rsid="0014162a"/>
    </style:style>
    <style:style style:name="T7" style:family="text">
      <style:text-properties style:font-name="Calibri" fo:font-weight="normal" style:font-weight-asian="normal" style:font-weight-complex="normal"/>
    </style:style>
    <style:style style:name="T8" style:family="text">
      <style:text-properties style:font-name="Calibri" fo:font-weight="normal" officeooo:rsid="0014162a" style:font-weight-asian="normal" style:font-weight-complex="normal"/>
    </style:style>
    <style:style style:name="T9" style:family="text">
      <style:text-properties style:font-name="Calibri" fo:font-size="8pt" fo:font-weight="bold" style:font-size-asian="8pt" style:font-weight-asian="bold" style:font-size-complex="8pt"/>
    </style:style>
    <style:style style:name="T10" style:family="text">
      <style:text-properties style:font-name="Calibri" fo:font-size="8pt" fo:font-weight="bold" officeooo:rsid="0014162a" style:font-size-asian="8pt" style:font-weight-asian="bold" style:font-size-complex="8pt" style:font-weight-complex="bold"/>
    </style:style>
    <style:style style:name="T11" style:family="text">
      <style:text-properties style:font-name="Calibri" fo:font-size="8pt" fo:font-weight="bold" officeooo:rsid="0014162a" style:font-size-asian="8pt" style:font-weight-asian="bold" style:font-size-complex="8pt" style:font-weight-complex="normal"/>
    </style:style>
    <style:style style:name="T12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font-name="Calibri" fo:font-size="8pt" fo:font-weight="normal" officeooo:rsid="0014162a" style:font-size-asian="8pt" style:font-weight-asian="normal" style:font-size-complex="8pt" style:font-weight-complex="normal"/>
    </style:style>
    <style:style style:name="T14" style:family="text">
      <style:text-properties style:font-name="Calibri" fo:font-size="8pt" style:font-size-asian="8pt" style:font-size-complex="8pt"/>
    </style:style>
    <style:style style:name="T15" style:family="text">
      <style:text-properties style:font-name="Calibri" fo:font-size="8pt" officeooo:rsid="0014162a" style:font-size-asian="8pt" style:font-size-complex="8pt"/>
    </style:style>
    <style:style style:name="T16" style:family="text">
      <style:text-properties style:font-name="Calibri" fo:font-size="8pt" fo:font-style="italic" fo:font-weight="bold" style:font-size-asian="8pt" style:font-style-asian="italic" style:font-weight-asian="bold" style:font-size-complex="8pt"/>
    </style:style>
    <style:style style:name="T17" style:family="text">
      <style:text-properties style:font-name="Calibri" fo:font-size="8pt" fo:font-style="normal" fo:font-weight="bold" style:font-size-asian="8pt" style:font-style-asian="normal" style:font-weight-asian="bold" style:font-size-complex="8pt" style:font-style-complex="normal"/>
    </style:style>
    <style:style style:name="T18" style:family="text">
      <style:text-properties style:font-name="Calibri" fo:font-size="8pt" fo:font-style="normal" fo:font-weight="bold" officeooo:rsid="0014162a" style:font-size-asian="8pt" style:font-style-asian="normal" style:font-weight-asian="bold" style:font-size-complex="8pt" style:font-style-complex="normal"/>
    </style:style>
    <style:style style:name="T19" style:family="text">
      <style:text-properties style:font-name="Calibri" fo:font-size="8pt" fo:font-style="normal" fo:font-weight="bold" officeooo:rsid="0014abc1" style:font-size-asian="8pt" style:font-style-asian="normal" style:font-weight-asian="bold" style:font-size-complex="8pt" style:font-style-complex="normal"/>
    </style:style>
    <style:style style:name="T20" style:family="text">
      <style:text-properties style:font-name="Calibri" officeooo:rsid="0014abc1"/>
    </style:style>
    <style:style style:name="T21" style:family="text">
      <style:text-properties style:font-name="Calibri" fo:font-style="normal" fo:font-weight="bold" style:font-style-asian="normal" style:font-weight-asian="bold" style:font-style-complex="normal"/>
    </style:style>
    <style:style style:name="T22" style:family="text">
      <style:text-properties style:font-name="Calibri" fo:font-style="normal" fo:font-weight="bold" officeooo:rsid="0014abc1" style:font-style-asian="normal" style:font-weight-asian="bold" style:font-style-complex="normal"/>
    </style:style>
    <style:style style:name="T23" style:family="text">
      <style:text-properties style:font-name="Calibri" fo:font-size="16pt" fo:font-weight="bold" style:font-size-asian="16pt" style:font-weight-asian="bold"/>
    </style:style>
    <style:style style:name="T24" style:family="text">
      <style:text-properties style:font-name="Calibri" fo:font-size="16pt" style:font-size-asian="16pt"/>
    </style:style>
    <style:style style:name="T25" style:family="text">
      <style:text-properties style:font-name="Calibri" fo:font-size="12pt" fo:font-weight="bold" style:font-size-asian="12pt" style:font-weight-asian="bold" style:font-size-complex="12pt"/>
    </style:style>
    <style:style style:name="T26" style:family="text">
      <style:text-properties style:font-name="Calibri" fo:font-size="12pt" fo:font-weight="bold" officeooo:rsid="001647f2" style:font-size-asian="12pt" style:font-weight-asian="bold" style:font-size-complex="12pt"/>
    </style:style>
    <style:style style:name="T27" style:family="text">
      <style:text-properties style:font-name="Calibri" fo:font-size="12pt" style:font-size-asian="12pt" style:font-size-complex="12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font-name="Calibri Light1"/>
    </style:style>
    <style:style style:name="T30" style:family="text">
      <style:text-properties style:font-name="Calibri Light1"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officeooo:rsid="0014abc1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style:font-name="Calibri Light"/>
    </style:style>
    <style:style style:name="T35" style:family="text">
      <style:text-properties officeooo:rsid="001647f2"/>
    </style:style>
    <style:style style:name="T36" style:family="text">
      <style:text-properties style:font-name="Calibri LIGHT" fo:font-size="12pt" fo:font-weight="bold" style:font-size-asian="12pt" style:font-weight-asian="bold" style:font-size-complex="12pt"/>
    </style:style>
    <style:style style:name="T37" style:family="text">
      <style:text-properties style:font-name="Calibri LIGHT" fo:font-size="12pt" fo:font-weight="bold" officeooo:rsid="001647f2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CHEAT SHEET</text:span></text:p>
      <text:p text:style-name="P18"><text:span text:style-name="T2"/></text:p>
      <text:p text:style-name="P20"><text:span text:style-name="T3">date</text:span><text:span text:style-name="T6"> </text:span><text:span text:style-name="T1">Display the current date and time on the screen </text:span></text:p>
      <text:p text:style-name="P10"><text:span text:style-name="T2">date +”%d”</text:span></text:p>
      <text:p text:style-name="P20"><text:span text:style-name="T1">Display just today’s date only</text:span></text:p>
      <text:p text:style-name="P10"><text:span text:style-name="T2">date +”%r”</text:span></text:p>
      <text:p text:style-name="P20"><text:span text:style-name="T1">Display just time only</text:span></text:p>
      <text:p text:style-name="P10"><text:span text:style-name="T2">date +”%Y”</text:span></text:p>
      <text:p text:style-name="P20"><text:span text:style-name="T1">Display just year only</text:span></text:p>
      <text:p text:style-name="P10"><text:span text:style-name="T2">date +”%H”</text:span></text:p>
      <text:p text:style-name="P20"><text:span text:style-name="T1">Display just hours only</text:span></text:p>
      <text:p text:style-name="P10"><text:span text:style-name="T2">date +”%I”</text:span></text:p>
      <text:p text:style-name="P20"><text:span text:style-name="T1">Display just hours only</text:span></text:p>
      <text:p text:style-name="P10"><text:span text:style-name="T2">date +”%m”</text:span></text:p>
      <text:p text:style-name="P20"><text:span text:style-name="T1">Display just month only</text:span></text:p>
      <text:p text:style-name="P14"><text:span text:style-name="T1">clear</text:span></text:p>
      <text:p text:style-name="P10"><text:span text:style-name="T2">echo</text:span></text:p>
      <text:p text:style-name="P20"><text:span text:style-name="T1">Echoes back whatever you type on the command line after </text:span><text:span text:style-name="T2">echo</text:span></text:p>
      <text:p text:style-name="P10"><text:span text:style-name="T2">echo -n anything</text:span></text:p>
      <text:p text:style-name="P20"><text:span text:style-name="T2">n </text:span><text:span text:style-name="T1">doesn't begin a new line after echoing the information</text:span></text:p>
      <text:p text:style-name="P6"><text:span text:style-name="T9"/></text:p>
      <text:p text:style-name="P6"><text:span text:style-name="T9">sort file_name </text:span><text:span text:style-name="T12"><text:s/></text:span><text:span text:style-name="Strong_20_Emphasis"><text:span text:style-name="T13">lexicographical (dictionary order)</text:span></text:span><text:span text:style-name="T13">, based on the </text:span><text:span text:style-name="Strong_20_Emphasis"><text:span text:style-name="T13">byte values</text:span></text:span><text:span text:style-name="T13"> of characters (usually ASCII or locale-dependent).</text:span></text:p>
      <text:p text:style-name="P10"><text:span text:style-name="T2">sort - f file_name </text:span><text:span text:style-name="T8">ignores the distinction of lower and upper case letters</text:span></text:p>
      <text:p text:style-name="P15"><text:span text:style-name="T1">sort -r file_name </text:span><text:span text:style-name="T7">reverses the order of sorting</text:span></text:p>
      <text:p text:style-name="P8"><text:span text:style-name="T11"/></text:p>
      <text:p text:style-name="P8"><text:span text:style-name="T11">wc(word count) file_name</text:span><text:span text:style-name="T13"> <text:s/>Shows </text:span><text:span text:style-name="T12">Number of lines, number of words and number of characters in a file</text:span></text:p>
      <text:p text:style-name="P15"><text:span text:style-name="T1"><text:tab/>-c <text:s/>Display only the number of characters in the file</text:span></text:p>
      <text:p text:style-name="P10"><text:span text:style-name="T2"><text:tab/>-l <text:s/></text:span><text:span text:style-name="T1">Display only the number of lines in the file</text:span></text:p>
      <text:p text:style-name="P10"><text:span text:style-name="T2"><text:tab/>-w <text:s/></text:span><text:span text:style-name="T1">Display only the number of words in the file</text:span></text:p>
      <text:p text:style-name="P8"><text:span text:style-name="T10"/></text:p>
      <text:p text:style-name="P8"><text:span text:style-name="T10">who </text:span><text:span text:style-name="T14">command lists the login names, terminal lines, and login times of the users who are currently logged on to the system</text:span></text:p>
      <text:p text:style-name="P8"><text:span text:style-name="T14"><text:tab/></text:span><text:span text:style-name="T15"><text:tab/></text:span><text:span text:style-name="T10">-whoami </text:span><text:span text:style-name="T13">prints just the login names</text:span></text:p>
      <text:p text:style-name="P8"><text:span text:style-name="T13"/></text:p>
      <text:p text:style-name="P8"><text:span text:style-name="T11">head/tail file_name </text:span><text:span text:style-name="T14">This will print the first/</text:span><text:span text:style-name="T15">last</text:span><text:span text:style-name="T14"> ten lines of the file if it contains more than ten lines</text:span></text:p>
      <text:p text:style-name="P10"><text:span text:style-name="T2">head/</text:span><text:span text:style-name="T5">tail</text:span><text:span text:style-name="T2"> –n 4 file_name </text:span><text:span text:style-name="T1">This will print the first/</text:span><text:span text:style-name="T6">last</text:span><text:span text:style-name="T1"> 4 lines of the file instead of first 10</text:span></text:p>
      <text:p text:style-name="P2"><text:span text:style-name="T8"/></text:p>
      <text:p text:style-name="P24"><text:span text:style-name="T29"/></text:p>
      <text:p text:style-name="P24"><text:span text:style-name="T29"/></text:p>
      <text:p text:style-name="P24"><text:span text:style-name="T29"/></text:p>
      <text:p text:style-name="P24"><text:span text:style-name="T29"/></text:p>
      <text:p text:style-name="P24"><text:span text:style-name="T29"/></text:p>
      <text:p text:style-name="P24"><text:span text:style-name="T29"/></text:p>
      <text:p text:style-name="P24"><text:span text:style-name="T29"/></text:p>
      <text:p text:style-name="P24"><text:span text:style-name="T29"/></text:p>
      <text:p text:style-name="P24"><text:soft-page-break/><text:span text:style-name="T29">Directory Access Permission Types</text:span></text:p>
      <text:p text:style-name="P21"><text:span text:style-name="T2">Read: </text:span><text:span text:style-name="T1">The read (</text:span><text:span text:style-name="T2">r</text:span><text:span text:style-name="T1">) permission in a directory means you can use the </text:span><text:span text:style-name="T2">ls </text:span><text:span text:style-name="T1">command to the filenames</text:span></text:p>
      <text:p text:style-name="P20"><text:span text:style-name="T2">Write: </text:span><text:span text:style-name="T1">The write (</text:span><text:span text:style-name="T2">w</text:span><text:span text:style-name="T1">) permission in a directory means you can add or remove files from that Directory</text:span></text:p>
      <text:p text:style-name="P21"><text:span text:style-name="T2">Execute: </text:span><text:span text:style-name="T1">The execute (</text:span><text:span text:style-name="T2">x</text:span><text:span text:style-name="T1">) permission in a directory means you can use the </text:span><text:span text:style-name="T2">cd </text:span><text:span text:style-name="T1">command to change to that Directory</text:span></text:p>
      <text:p text:style-name="P21"/>
      <text:p text:style-name="P21"/>
      <text:p text:style-name="P19"><text:span text:style-name="T17">ls -l file_name/</text:span><text:span text:style-name="T18">directory_name</text:span><text:span text:style-name="T16"> </text:span><text:span text:style-name="T14">command can check the access privileges - files and directories</text:span></text:p>
      <text:p text:style-name="P19"><text:span text:style-name="T14"/></text:p>
      <text:p text:style-name="P3"/>
      <text:p text:style-name="P16"><text:span text:style-name="T4">chmod u/p/g/+r/w/x file_name/directory_name </text:span><text:span text:style-name="T1">Chang</text:span><text:span text:style-name="T20">Ing</text:span><text:span text:style-name="T1"> permission</text:span></text:p>
      <text:p text:style-name="P16"><text:tab/><text:span text:style-name="T32">NOTE THESE EXAMPLES AS WELL:</text:span></text:p>
      <text:p text:style-name="P11"><text:span text:style-name="T31"><text:tab/><text:tab/></text:span><text:span text:style-name="T21">chmod go+r file_nam</text:span><text:span text:style-name="T22">e: </text:span><text:span text:style-name="T1">Group and other users get read access for file stock.</text:span></text:p>
      <text:p text:style-name="P9"><text:span text:style-name="T16"><text:tab/><text:tab/></text:span><text:span text:style-name="T17">chmod g=r + x file_nam</text:span><text:span text:style-name="T19">e: </text:span><text:span text:style-name="T14">It will set group access for reading and executing but not writing to it.</text:span></text:p>
      <text:p text:style-name="P9"><text:span text:style-name="T14"/></text:p>
      <text:p text:style-name="P25"><text:span text:style-name="T29">Wildcard *</text:span></text:p>
      <text:p text:style-name="P12"><text:span text:style-name="T2">ls <text:s/>*t <text:s text:c="2"/></text:span></text:p>
      <text:p text:style-name="P20"><text:span text:style-name="T2"><text:s/></text:span><text:span text:style-name="T1">The last character should be 't' with any number of preceding characters</text:span></text:p>
      <text:p text:style-name="P12"><text:span text:style-name="T2">ls t* </text:span><text:tab/></text:p>
      <text:p text:style-name="P22"><text:span text:style-name="T1">The first character should be 't' with any number of following <text:s/>characters</text:span></text:p>
      <text:p text:style-name="P12"><text:span text:style-name="T2">ls t*t </text:span></text:p>
      <text:p text:style-name="P22"><text:span text:style-name="T1">First and last characters should be 't' with any number of characters between them</text:span></text:p>
      <text:p text:style-name="P12"><text:span text:style-name="T2">ls f *t </text:span><text:tab/></text:p>
      <text:p text:style-name="P22"><text:span text:style-name="T1">First and last characters should be 'f' and "t" respectively, with any number of characters between them</text:span></text:p>
      <text:p text:style-name="P12"><text:span text:style-name="T2">ls *oo </text:span><text:tab/></text:p>
      <text:p text:style-name="P22"><text:span text:style-name="T1">The last two characters should be 'oo' with any number of preceding characters</text:span></text:p>
      <text:p text:style-name="P23"><text:span text:style-name="T30"/></text:p>
      <text:p text:style-name="P23"><text:span text:style-name="T30">Wildcard ?</text:span></text:p>
      <text:p text:style-name="P12"><text:span text:style-name="T2">ls t? </text:span><text:span text:style-name="T1">The first character should be 't' with </text:span></text:p>
      <text:p text:style-name="P13"><text:span text:style-name="T2">only one </text:span><text:span text:style-name="T1">character following it</text:span></text:p>
      <text:p text:style-name="P12"><text:span text:style-name="T2">ls t?t </text:span><text:tab/><text:span text:style-name="T1">First and last character should be 't' with </text:span></text:p>
      <text:p text:style-name="P13"><text:span text:style-name="T2">only one </text:span><text:span text:style-name="T1">character between them</text:span></text:p>
      <text:p text:style-name="P12"><text:span text:style-name="T2">ls ?t <text:s/></text:span><text:span text:style-name="T1">The last character should be 't' with </text:span></text:p>
      <text:p text:style-name="P13"><text:span text:style-name="T2">only one </text:span><text:span text:style-name="T1">character before it</text:span></text:p>
      <text:p text:style-name="P17"/>
      <text:p text:style-name="P25"><text:span text:style-name="T29">Wildcard []</text:span></text:p>
      <text:p text:style-name="P12"><text:span text:style-name="T2">ls p[12] <text:s text:c="8"/></text:span><text:span text:style-name="T1">Starting character should be 'p' and ending character should be '1' </text:span><text:span text:style-name="T2">or </text:span><text:span text:style-name="T1">'2'</text:span></text:p>
      <text:p text:style-name="P10"><text:span text:style-name="T2">ls p[1-9] </text:span><text:tab/><text:span text:style-name="T1">Starting character should be 'p' and ending character could be anything between '1' </text:span><text:span text:style-name="T2">to </text:span><text:span text:style-name="T1">'9'</text:span></text:p>
      <text:p text:style-name="P10"><text:span text:style-name="T2">???t </text:span><text:tab/><text:span text:style-name="T1">Four character file name. The first three characters may be any, but last character should be 't.'</text:span></text:p>
      <text:p text:style-name="P10"><text:span text:style-name="T2">??[a-c] </text:span><text:tab/><text:span text:style-name="T1">Three character filename beginning with any two characters, but the last character should be 'a', 'b,' or 'c.'</text:span></text:p>
      <text:p text:style-name="P10"><text:span text:style-name="T2">[a-c][1-9] </text:span><text:span text:style-name="T1">Two character file name starting with 'a', 'b', or 'c' and ending with any character between '1' and '9'</text:span></text:p>
      <text:p text:style-name="P6"/>
      <text:p text:style-name="P4"/>
      <text:p text:style-name="P7"><text:soft-page-break/></text:p>
      <text:p text:style-name="Standard"><text:span text:style-name="Source_20_Text"><text:span text:style-name="T34">grep</text:span></text:span><text:span text:style-name="T34"> = </text:span><text:span text:style-name="Strong_20_Emphasis"><text:span text:style-name="T34">Global Regular Expression Print </text:span></text:span></text:p>
      <text:p text:style-name="Standard"><text:span text:style-name="Strong_20_Emphasis"/></text:p>
      <text:p text:style-name="P5"><text:span text:style-name="Strong_20_Emphasis"><text:span text:style-name="T35">( grep file_name: would return the actual lines that are matched with the file)</text:span></text:span></text:p>
      <text:h text:style-name="P1" text:outline-level="4"><text:span text:style-name="Strong_20_Emphasis"><text:span text:style-name="T35">1. grep </text:span></text:span><text:span text:style-name="Strong_20_Emphasis"><text:span text:style-name="Source_20_Text">-c </text:span></text:span><text:span text:style-name="Strong_20_Emphasis"><text:span text:style-name="T35">file_name</text:span></text:span><text:span text:style-name="Strong_20_Emphasis"> → Count matches</text:span></text:h>
      <text:p text:style-name="Text_20_body">Instead of showing the lines, it just prints how many lines matched.</text:p>
      <text:p text:style-name="Standard"><text:span text:style-name="Strong_20_Emphasis"><text:tab/>grep -c "error" logfile.txt</text:span></text:p>
      <text:p text:style-name="Standard"><text:span text:style-name="Strong_20_Emphasis"><text:tab/># Output: 12 <text:s text:c="2"/>(means 12 lines contain "error")</text:span></text:p>
      <text:p text:style-name="Standard"><text:span text:style-name="Strong_20_Emphasis"/></text:p>
      <text:p text:style-name="P5"><text:span text:style-name="Strong_20_Emphasis"><text:span text:style-name="T35">2. grep</text:span></text:span><text:span text:style-name="Strong_20_Emphasis"><text:span text:style-name="Source_20_Text">-i</text:span></text:span><text:span text:style-name="Strong_20_Emphasis"> </text:span><text:span text:style-name="Strong_20_Emphasis"><text:span text:style-name="T35">file_name</text:span></text:span><text:span text:style-name="Strong_20_Emphasis">→ Ignore case </text:span><text:span text:style-name="Strong_20_Emphasis"><text:span text:style-name="T35">sensitivity</text:span></text:span></text:p>
      <text:p text:style-name="Standard"><text:span text:style-name="Strong_20_Emphasis"><text:tab/>grep -i "hello" notes.txt</text:span></text:p>
      <text:p text:style-name="Standard"><text:span text:style-name="Strong_20_Emphasis"/></text:p>
      <text:p text:style-name="P5"><text:span text:style-name="Strong_20_Emphasis"><text:span text:style-name="T35">3. grep </text:span></text:span><text:span text:style-name="Strong_20_Emphasis"><text:span text:style-name="Source_20_Text">-l</text:span></text:span><text:span text:style-name="Strong_20_Emphasis"> </text:span><text:span text:style-name="Strong_20_Emphasis"><text:span text:style-name="T35">file_name</text:span></text:span><text:span text:style-name="Strong_20_Emphasis">→ Print only filenames that contain the pattern, not the lines themselves.</text:span></text:p>
      <text:p text:style-name="Standard"><text:span text:style-name="Strong_20_Emphasis"/></text:p>
      <text:p text:style-name="P5"><text:span text:style-name="Strong_20_Emphasis"><text:span text:style-name="T35">4. grep </text:span></text:span><text:span text:style-name="Strong_20_Emphasis"><text:span text:style-name="Source_20_Text">-n</text:span></text:span><text:span text:style-name="Strong_20_Emphasis"> </text:span><text:span text:style-name="Strong_20_Emphasis"><text:span text:style-name="T35">file_name</text:span></text:span><text:span text:style-name="Strong_20_Emphasis">→ Show line numbers</text:span></text:p>
      <text:p text:style-name="P5"><text:span text:style-name="Strong_20_Emphasis"><text:span text:style-name="T35">5. grep </text:span></text:span><text:span text:style-name="Strong_20_Emphasis"><text:span text:style-name="T25">-v </text:span></text:span><text:span text:style-name="Strong_20_Emphasis"><text:span text:style-name="T26">file_name -&gt;</text:span></text:span><text:span text:style-name="T33"><text:tab/></text:span><text:span text:style-name="T27">Print line NOT containing the pattern</text:span></text:p>
      <text:p text:style-name="P5"><text:span text:style-name="T27"/></text:p>
      <text:p text:style-name="P5"><text:span text:style-name="Strong_20_Emphasis"><text:span text:style-name="T2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/>
    <style:font-face style:name="Calibri Light" svg:font-family="'Calibri Light'"/>
    <style:font-face style:name="Calibri Light1" svg:font-family="'Calibri Light'" style:font-family-generic="roman" style:font-pitch="variable"/>
    <style:font-face style:name="Calibri light" svg:font-family="'Calibri light'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196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1575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1181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0783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398in" fo:margin-bottom="0in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5:22:37.362781327</meta:creation-date>
    <dc:date>2025-09-18T16:52:50.391320036</dc:date>
    <meta:editing-duration>PT58M41S</meta:editing-duration>
    <meta:editing-cycles>1</meta:editing-cycles>
    <meta:document-statistic meta:table-count="0" meta:image-count="0" meta:object-count="0" meta:page-count="3" meta:paragraph-count="74" meta:word-count="650" meta:character-count="3774" meta:non-whitespace-character-count="3147"/>
    <meta:generator>LibreOffice/7.3.7.2$Linux_X86_64 LibreOffice_project/30$Build-2</meta:generator>
  </office:meta>
</office:document-meta>
</file>